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12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13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officeooo:rsid="002235b5"/>
    </style:style>
    <style:style style:name="T4" style:family="text">
      <style:text-properties officeooo:rsid="001e9e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2407005" text:style-name="WWNum1">
        <text:list-item>
          <text:h text:style-name="P12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84747104045247" text:continue-numbering="true" text:style-name="WWNum1">
        <text:list-item>
          <text:h text:style-name="P13" text:outline-level="1">1.2 – Course Details</text:h>
        </text:list-item>
      </text:list>
      <text:p text:style-name="P8">Recursion (20%), functional programming idioms (20%), full program (25%)</text:p>
      <text:p text:style-name="P8">Class test (25%), weekly homework (10%)</text:p>
      <text:p text:style-name="P2">Don’t be a dick and try to do it by urself if you’re stuck for 4 hours. You fucking bellend</text:p>
      <text:p text:style-name="P6">2.1 – What is a pure function?</text:p>
      <text:p text:style-name="P9">Function takes inputs, produces outputs</text:p>
      <text:p text:style-name="P9">Every function is a subroutine, not vice versa</text:p>
      <text:p text:style-name="P9">Pure function – black box</text:p>
      <text:p text:style-name="P9">No side effects</text:p>
      <text:p text:style-name="P9">Side effects change the global state</text:p>
      <text:p text:style-name="P9">Global state is viewed outside subroutine</text:p>
      <text:p text:style-name="P9">Includes global variables, printing, network access</text:p>
      <text:p text:style-name="P9">Pure function only returns values</text:p>
      <text:p text:style-name="P9"><text:soft-page-break/>Can’t parallise f(a) + f(b) e.g. print = 2, 1 vs 2+1 = 1+2</text:p>
      <text:p text:style-name="P9">Pure functions cannot be void</text:p>
      <text:p text:style-name="P2">Pure function <text:span text:style-name="T3">must be deterministic </text:span></text:p>
      <text:p text:style-name="P9">Deterministic – same result every time the input is given </text:p>
      <text:p text:style-name="P9">Subroutines can violate this – e.g. random. Also implemented by side effects</text:p>
      <text:p text:style-name="P9">E.g. f(1) + f(1) could be 0+1 (1) but 2 * f(1) could be 0 or 2</text:p>
      <text:p text:style-name="P6">2.2 – What is functional programming?</text:p>
      <text:p text:style-name="P11">Everything is a pure function</text:p>
      <text:p text:style-name="P11">Complex functions are combinations of simple ones</text:p>
      <text:p text:style-name="P11">No variables as these rely on side effects</text:p>
      <text:p text:style-name="P11">Recursion only – loops require side effects</text:p>
      <text:p text:style-name="P11">No control flow</text:p>
      <text:p text:style-name="P11">Side effects required for communication</text:p>
      <text:p text:style-name="P6">3.1 – Getting Started with Haskell</text:p>
      <text:p text:style-name="P3">Ghci interpreter</text:p>
      <text:p text:style-name="P3">C for and/or</text:p>
      <text:p text:style-name="P3">Functions bind more tightly than operators</text:p>
      <text:p text:style-name="P3">Brackets around arguments</text:p>
      <text:p text:style-name="P3">Backticks to make infix functions</text:p>
      <text:p text:style-name="P3">Infix → normal using brackets e.g. (*) 23 24</text:p>
      <text:p text:style-name="P6">3.2 – Writing Our Own Functions</text:p>
      <text:p text:style-name="P4">Save functions into file then load with ghci</text:p>
      <text:p text:style-name="P4">Compile file into runnable program</text:p>
      <text:p text:style-name="P4"><text:soft-page-break/>Functions, arguments start with small letters</text:p>
      <text:p text:style-name="P4">Body is an expression</text:p>
      <text:p text:style-name="P4">Multi-line comment with {- <text:s text:c="3"/>-}</text:p>
      <text:p text:style-name="P4">putStrLn prints string – side effect</text:p>
      <text:p text:style-name="P6">4.1 – If</text:p>
      <text:p text:style-name="P4">Functional if is a function</text:p>
      <text:p text:style-name="P4"/>
      <text:p text:style-name="P6">4.2 – Let</text:p>
      <text:p text:style-name="P6">5.1 – Tuples</text:p>
      <text:p text:style-name="P6">5.2 – List</text:p>
      <text:p text:style-name="P6">6.1 – List Ranges</text:p>
      <text:p text:style-name="P6">6.2 – List Comprehensions</text:p>
      <text:p text:style-name="P6">7.1 – Recursion</text:p>
      <text:p text:style-name="P6">7.2 – More Complex Recursion and Guards</text:p>
      <text:p text:style-name="P6">8.1 – List Recursion</text:p>
      <text:p text:style-name="P6">8.2 – List Recursion Examples</text:p>
      <text:p text:style-name="P6">9.1 – Where Syntax</text:p>
      <text:p text:style-name="P6">9.2 – Recursion with multiple lists</text:p>
      <text:p text:style-name="P6">9.3 – Mutual and Multiple Recursion</text:p>
      <text:p text:style-name="P6">10.1 – The Caesar Cipher</text:p>
      <text:p text:style-name="P6">10.2 – Cracking the Caesar Cipher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6"><text:soft-page-break/>12.2 – Function Types</text:p>
      <text:p text:style-name="P6">13.1 – Polymorphic Types</text:p>
      <text:p text:style-name="P6">13.2 – Type Classes</text:p>
      <text:p text:style-name="P6">14.1 – More Type Classes</text:p>
      <text:p text:style-name="P6">14.2 – Higher Order Functions</text:p>
      <text:p text:style-name="P6">14.3 – Anonymous Functions</text:p>
      <text:p text:style-name="P6">15.1 – Map</text:p>
      <text:p text:style-name="P6">15.2 – Filter</text:p>
      <text:p text:style-name="P6">16.1 – Fold</text:p>
      <text:p text:style-name="P6">16.2 – More on Fold</text:p>
      <text:p text:style-name="P6">17.1 – Scan</text:p>
      <text:p text:style-name="P6">17.2 – More Higher Order Functions</text:p>
      <text:p text:style-name="P6">18.1 – Higher Order Programming Example</text:p>
      <text:p text:style-name="P6">18.2 – Voting Examples</text:p>
      <text:p text:style-name="P7">19.1 – Custom Types</text:p>
      <text:p text:style-name="P7">19.2– More Complex Custom Types</text:p>
      <text:p text:style-name="P6">20.1 – Assignment 1 Feedback</text:p>
      <text:p text:style-name="P7">20.2 – Assignment 2</text:p>
      <text:p text:style-name="P7">21.1 – Parameterized Custom Types</text:p>
      <text:p text:style-name="P6">21.2 – Maybe and Either</text:p>
      <text:p text:style-name="P6">22.1 – Recursive Types</text:p>
      <text:p text:style-name="P6">22.2 – Trees</text:p>
      <text:p text:style-name="P6">23.1 – IO</text:p>
      <text:p text:style-name="P6"><text:soft-page-break/>23.2 – Writing IO Code</text:p>
      <text:p text:style-name="P6">24.1 – Writing Programs</text:p>
      <text:p text:style-name="P6">24.2 – Useful IO Functions</text:p>
      <text:p text:style-name="P6">25 – IO Example</text:p>
      <text:p text:style-name="P7">Class Test Information</text:p>
      <text:p text:style-name="P7">26.1 – Evaluation Strategies</text:p>
      <text:p text:style-name="P6">26.2 – Lazy Lists</text:p>
      <text:p text:style-name="P6">27 – Tail Recursion</text:p>
      <text:p text:style-name="P6">28.1 – Assignment 2 Feedback</text:p>
      <text:p text:style-name="P6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28T18:47:46.405551704</dc:date>
    <meta:editing-cycles>15</meta:editing-cycles>
    <meta:editing-duration>P1DT12H57M22S</meta:editing-duration>
    <meta:generator>LibreOffice/6.1.5.2$Linux_X86_64 LibreOffice_project/10$Build-2</meta:generator>
    <meta:document-statistic meta:table-count="0" meta:image-count="0" meta:object-count="0" meta:page-count="5" meta:paragraph-count="100" meta:word-count="474" meta:character-count="3008" meta:non-whitespace-character-count="2568"/>
  </office:meta>
</office:document-meta>
</file>